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deflist-term-1"/>
  </office:automatic-styles>
  <office:body>
    <office:text>
      <text:list text:style-name="rststyle-bulletlist">
        <text:list-item>
          <text:p text:style-name="P1003">Ciudad 1</text:p>
          <text:list text:style-name="rststyle-bulletlist">
            <text:list-item>
              <text:list>
                <text:list-item>
                  <text:p text:style-name="rststyle-bulletitem">Centro 1</text:p>
                </text:list-item>
              </text:list>
            </text:list-item>
            <text:list-item>
              <text:list>
                <text:list-item>
                  <text:p text:style-name="rststyle-bulletitem">Centro 2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uario</meta:initial-creator>
    <meta:creation-date>2016-02-02T09:06:15</meta:creation-date>
    <dc:creator>usuario</dc:creator>
    <dc:date>2016-02-02T09:06:15</dc:date>
    <dc:language>en-US</dc:language>
    <meta:editing-cycles>1</meta:editing-cycles>
    <meta:editing-duration>PT00M01S</meta:editing-duration>
    <dc:title>[no title]</dc:title>
  </office:meta>
</office:document-meta>
</file>